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text-properties officeooo:rsid="001e7f79" officeooo:paragraph-rsid="001e7f79"/>
    </style:style>
    <style:style style:name="T1" style:family="text">
      <style:text-properties officeooo:rsid="001e7f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¿A qué nos referimos cuando hablamos de la arquitectura Von Neumann?</text:p>
      <text:p text:style-name="Standard"/>
      <text:p text:style-name="Standard"/>
      <text:p text:style-name="Standard">2. Qué otros nombres recibe la CPU? ¿Qué es y cuál es su función?</text:p>
      <text:p text:style-name="Standard">Central Processing Unit, unidad central de proceso</text:p>
      <text:p text:style-name="Standard">Es el cerebro del ordenador <text:span text:style-name="T1">y </text:span>el encargado de llevar a cabo todos los cálculos y procesos que requiere el sistema.</text:p>
      <text:p text:style-name="Standard"/>
      <text:p text:style-name="Standard">3. Defina al menos 3 funciones que realiza la CPU</text:p>
      <text:p text:style-name="Standard"/>
      <text:p text:style-name="Standard"/>
      <text:p text:style-name="Standard">4. ¿Cuáles son los componentes principales de la CPU?</text:p>
      <text:p text:style-name="P2">Zócalo, caché, protección metálica</text:p>
      <text:p text:style-name="Standard"/>
      <text:p text:style-name="Standard">5. Sabe el nombre comercial de las dos series de procesadores más conocidos.</text:p>
      <text:p text:style-name="Standard">Intel y AMD</text:p>
      <text:p text:style-name="Standard"/>
      <text:p text:style-name="Standard">6. Identifique a que dispositivo se refiere la imagen y como funciona.</text:p>
      <text:p text:style-name="Standard"/>
      <text:p text:style-name="Standard"/>
      <text:p text:style-name="Standard">7. A qué dispositivo se refiere la imagen. Podría explicar su funcionamiento.</text:p>
      <text:p text:style-name="Standard"/>
      <text:p text:style-name="Standard"/>
      <text:p text:style-name="Standard">8. Qué función tiene el reloj en el gráfico anterior.</text:p>
      <text:p text:style-name="Standard"/>
      <text:p text:style-name="Standard"/>
      <text:p text:style-name="Standard">9. A qué denominamos registros. Sabe el nombre de algún registro concreto.</text:p>
      <text:p text:style-name="Standard"/>
      <text:p text:style-name="Standard"/>
      <text:p text:style-name="P1">2UNIDADE 1. Explotación de sistemas informáticos | 2019/2020</text:p>
      <text:p text:style-name="Standard"/>
      <text:p text:style-name="Standard">10. A qué denominamos BUSES. Qué tipos hay.</text:p>
      <text:p text:style-name="Standard"/>
      <text:p text:style-name="Standard">11. ¿Qué significa que el bus de datos sea de 32 bits? Afecta a otros dispositivos internos del ordenador.</text:p>
      <text:p text:style-name="Standard"/>
      <text:p text:style-name="Standard">12. Si sabemos que el bus de direcciones del equipo es de 64 bits que información podemos obtener basándonos en este dato.</text:p>
      <text:p text:style-name="Standard"/>
      <text:p text:style-name="Standard">13. Ponga un ejemplo en él que se vea la utilidad del bus de control.</text:p>
      <text:p text:style-name="Standard"/>
      <text:p text:style-name="Standard">14. Defina el concepto de memoria interna o memoria RAM. Qué estructura física posee. Qué se puede almacenar en ella.</text:p>
      <text:p text:style-name="Standard"/>
      <text:p text:style-name="Standard">15. Ponga un ejemplo de dispositivos de almacenamiento con acceso directo y otro secuencial.</text:p>
      <text:p text:style-name="Standard"/>
      <text:p text:style-name="Standard">16. A que nos referimos con qué la memoria RAM es volátil.</text:p>
      <text:p text:style-name="Standard"/>
      <text:p text:style-name="Standard">17. Diferencia entre RAM y ROM. ¿Se guarda la misma información?</text:p>
      <text:p text:style-name="Standard"/>
      <text:p text:style-name="Standard">18. Conoces a que nos referimos con CMOS</text:p>
      <text:p text:style-name="Standard"/>
      <text:p text:style-name="Standard"><text:soft-page-break/>19. Qué función tiene la memoria caché y donde está localizada.</text:p>
      <text:p text:style-name="Standard"/>
      <text:p text:style-name="Standard">20. Qué significa que mi equipo tenga una frecuencia de 3.20 GHz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6T12:58:53.918000000</meta:creation-date>
    <dc:date>2020-11-16T13:17:01.281000000</dc:date>
    <meta:editing-duration>PT7M56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2" meta:paragraph-count="25" meta:word-count="299" meta:character-count="1695" meta:non-whitespace-character-count="1421"/>
  </office:meta>
</office:document-meta>
</file>